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f1e06" officeooo:paragraph-rsid="000f1e06"/>
    </style:style>
    <style:style style:name="P2" style:family="paragraph" style:parent-style-name="Text_20_body">
      <style:paragraph-properties fo:text-align="justify" style:justify-single-word="false"/>
      <style:text-properties officeooo:rsid="000f1e06" officeooo:paragraph-rsid="001006d4"/>
    </style:style>
    <style:style style:name="P3" style:family="paragraph" style:parent-style-name="Text_20_body">
      <style:paragraph-properties fo:text-align="justify" style:justify-single-word="false"/>
      <style:text-properties officeooo:rsid="001006d4" officeooo:paragraph-rsid="001006d4"/>
    </style:style>
    <style:style style:name="P4" style:family="paragraph" style:parent-style-name="Text_20_body">
      <style:paragraph-properties fo:text-align="justify" style:justify-single-word="false"/>
      <style:text-properties officeooo:rsid="0011bd57" officeooo:paragraph-rsid="0011bd57"/>
    </style:style>
    <style:style style:name="P5" style:family="paragraph" style:parent-style-name="Text_20_body">
      <style:paragraph-properties fo:text-align="justify" style:justify-single-word="false"/>
      <style:text-properties officeooo:rsid="0011bd57" officeooo:paragraph-rsid="001696d3"/>
    </style:style>
    <style:style style:name="P6" style:family="paragraph" style:parent-style-name="Text_20_body">
      <style:paragraph-properties fo:text-align="justify" style:justify-single-word="false"/>
      <style:text-properties fo:font-style="normal" fo:font-weight="normal" officeooo:rsid="0012de83" officeooo:paragraph-rsid="0012de83" style:font-style-asian="normal" style:font-weight-asian="normal" style:font-style-complex="normal" style:font-weight-complex="normal"/>
    </style:style>
    <style:style style:name="P7" style:family="paragraph" style:parent-style-name="Title">
      <style:paragraph-properties fo:text-align="center" style:justify-single-word="false"/>
      <style:text-properties officeooo:rsid="000f1e06" officeooo:paragraph-rsid="000f1e06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1696d3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696d3" officeooo:paragraph-rsid="001696d3"/>
    </style:style>
    <style:style style:name="T1" style:family="text">
      <style:text-properties officeooo:rsid="001006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06d4" style:font-style-asian="italic" style:font-style-complex="italic"/>
    </style:style>
    <style:style style:name="T4" style:family="text">
      <style:text-properties fo:font-style="italic" officeooo:rsid="000f1e06" style:font-style-asian="italic" style:font-style-complex="italic"/>
    </style:style>
    <style:style style:name="T5" style:family="text">
      <style:text-properties fo:font-style="italic" officeooo:rsid="001acba2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f1e06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8f93a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006d4" style:font-style-asian="normal" style:font-style-complex="normal"/>
    </style:style>
    <style:style style:name="T11" style:family="text">
      <style:text-properties fo:font-style="normal" officeooo:rsid="0011bd57" style:font-style-asian="normal" style:font-style-complex="normal"/>
    </style:style>
    <style:style style:name="T12" style:family="text">
      <style:text-properties fo:font-style="normal" officeooo:rsid="0012de83" style:font-style-asian="normal" style:font-style-complex="normal"/>
    </style:style>
    <style:style style:name="T13" style:family="text">
      <style:text-properties fo:font-style="normal" officeooo:rsid="001acba2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2de8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39c9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696d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1bd5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7db71" style:font-style-asian="normal" style:font-weight-asian="normal" style:font-style-complex="normal" style:font-weight-complex="normal"/>
    </style:style>
    <style:style style:name="T20" style:family="text">
      <style:text-properties officeooo:rsid="001acb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gular – zadatak za vežbu 1</text:p>
      <text:p text:style-name="P1"/>
      <text:p text:style-name="P1">1. <text:span text:style-name="T20">U </text:span><text:span text:style-name="T5">components/artikal-components </text:span><text:span text:style-name="T13">folder d</text:span>odati novu komponentu <text:span text:style-name="T2">artikal-item</text:span>, koja će služiti za prikaz podataka o pojedinačnom artiklu.</text:p>
      <text:p text:style-name="P2">2. <text:span text:style-name="T1">U novokreiranu komponentu dodati ulaznu (</text:span><text:span text:style-name="T3">Input</text:span><text:span text:style-name="T10">) promenljivu, pomoću koje će biti moguće od nadređene komponente </text:span><text:span text:style-name="T2">artikal-</text:span><text:span text:style-name="T3">list</text:span><text:span text:style-name="T10"> primiti podatke o konkretnom artiklu.</text:span></text:p>
      <text:p text:style-name="P3"><text:span text:style-name="T9">3. U okviru šablona komponente </text:span><text:span text:style-name="T4">artikal-</text:span><text:span text:style-name="T2">list</text:span><text:span text:style-name="T4"> </text:span><text:span text:style-name="T9">pomoću petlje proći kroz listu svih artikala i </text:span><text:span text:style-name="T11">svaki pojedinačni artikal </text:span><text:span text:style-name="T9">proslediti </text:span><text:span text:style-name="T12">komponenti</text:span><text:span text:style-name="T9"> </text:span><text:span text:style-name="T4">artikal-item</text:span><text:span text:style-name="T9">.</text:span></text:p>
      <text:p text:style-name="P4"><text:span text:style-name="T9">4. Šablon i stil </text:span><text:span text:style-name="T7">artikal-item </text:span><text:span text:style-name="T14">komponente dopuniti tako da podrži uređen ispis podataka o pojedinačnom artiklu.</text:span></text:p>
      <text:p text:style-name="P5"><text:span text:style-name="T14">5. Šablon za ispis </text:span><text:span text:style-name="T15">podataka o artiklu </text:span><text:span text:style-name="T14">modifikovati </text:span><text:span text:style-name="T17">na sledeći način:</text:span></text:p>
      <text:list xml:id="list3670055475495805091" text:style-name="L1">
        <text:list-item>
          <text:p text:style-name="P8"><text:span text:style-name="T17">u</text:span><text:span text:style-name="T18"> slučaju kada artikal ne sadrži opis, u elementu </text:span><text:span text:style-name="T15">stranice</text:span><text:span text:style-name="T18"> namenjenom za ispis opisa nađe natpis ,,Za artikal nije dodat opis.”</text:span><text:span text:style-name="T17">;</text:span></text:p>
        </text:list-item>
        <text:list-item>
          <text:p text:style-name="P8"><text:span text:style-name="T17">u</text:span><text:span text:style-name="T18"> slučaju kada artikal ne sadrži </text:span><text:span text:style-name="T15">podatak o ceni </text:span><text:span text:style-name="T16">(vrednost obeležja ,,cena” je -1)</text:span><text:span text:style-name="T18">, </text:span><text:span text:style-name="T15">element stranice namenjen za ispis tog obeležja ne prikazuje;</text:span></text:p>
        </text:list-item>
        <text:list-item>
          <text:p text:style-name="P9"><text:span text:style-name="T15">u </text:span><text:span text:style-name="T14">slučaju kada je putanja do slike artikla prazan string, za sliku </text:span><text:span text:style-name="T19">artikla </text:span><text:span text:style-name="T14">postaviti sliku pod nazivom </text:span><text:span text:style-name="T6">no_</text:span><text:span text:style-name="T8">image</text:span><text:span text:style-name="T6">.jpg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16:16.957171289</meta:creation-date>
    <dc:date>2018-05-29T14:54:51.960404707</dc:date>
    <meta:editing-duration>PT22H17M2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56" meta:character-count="1051" meta:non-whitespace-character-count="906"/>
  </office:meta>
</office:document-meta>
</file>